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erature <text:s/>senso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pbery Pi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Memory card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Raspbery Pi display</text:p>
          </table:table-cell>
          <table:table-cell table:style-name="ce3"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Blood Pressure sensor</text:p>
          </table:table-cell>
          <table:table-cell table:style-name="ce3"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Infrared thermormeter 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Electrode 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5"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1:.B15])" office:value-type="float" office:value="22650" calcext:value-type="float">
            <text:p>226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eived I</text:p>
          </table:table-cell>
          <table:table-cell table:style-name="ce3" office:value-type="float" office:value="-14000" calcext:value-type="float">
            <text:p>-14000</text:p>
          </table:table-cell>
        </table:table-row>
        <table:table-row table:style-name="ro1">
          <table:table-cell office:value-type="string" calcext:value-type="string">
            <text:p>Received II</text:p>
          </table:table-cell>
          <table:table-cell table:style-name="ce3" office:value-type="float" office:value="-5000" calcext:value-type="float">
            <text:p>-50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Remaining <text:s/>money to receive</text:p>
          </table:table-cell>
          <table:table-cell table:formula="of:=SUM([.$A16:.$AMJ26])" office:value-type="float" office:value="3650" calcext:value-type="float">
            <text:p>3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1:05:32.228168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29:11.505576354</meta:creation-date>
    <dc:date>2019-05-21T01:21:02.079023610</dc:date>
    <meta:editing-duration>PT34M25S</meta:editing-duration>
    <meta:editing-cycles>5</meta:editing-cycles>
    <meta:generator>LibreOffice/6.0.7.3$Linux_X86_64 LibreOffice_project/00m0$Build-3</meta:generator>
    <meta:document-statistic meta:table-count="1" meta:cell-count="24" meta:object-count="0"/>
  </office:meta>
</office:document-meta>
</file>